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3.53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759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1.115cm" fo:min-width="7.81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9.025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c9211e"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draw:fill-color="#ffff00" draw:textarea-horizontal-align="justify" draw:textarea-vertical-align="middle" draw:auto-grow-height="false" fo:min-height="0.639cm" fo:min-width="0.555cm"/>
    </style:style>
    <style:style style:name="gr22"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c9211e"/>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5</text:span><text:span text:style-name="T2">月</text:span><text:span text:style-name="T2">30</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text:span></text:p>
            <text:p text:style-name="P4"><text:span text:style-name="T2">千民上访递交诉求书的难友被武力驱散，数人被关押</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暴雷</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2">解散原有催收队伍，大力度封</text:span><text:span text:style-name="T2">qq</text:span><text:span text:style-name="T2">微信群，对出借人跟踪</text:span></text:p>
            <text:p text:style-name="P8"><text:span text:style-name="T2">要求广东省出借人签署不能到各地上访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州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爆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presentation:notes draw:style-name="dp2">
          <draw:page-thumbnail draw:style-name="gr22"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7H7M46S</meta:editing-duration>
    <meta:editing-cycles>348</meta:editing-cycles>
    <meta:generator>LibreOffice/6.1.5.2$Windows_x86 LibreOffice_project/90f8dcf33c87b3705e78202e3df5142b201bd805</meta:generator>
    <dc:date>2019-06-16T11:06:21.579000000</dc:date>
    <meta:document-statistic meta:object-count="91"/>
  </office:meta>
</office:document-meta>
</file>